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d66bd" officeooo:paragraph-rsid="001d66bd"/>
    </style:style>
    <style:style style:name="P2" style:family="paragraph" style:parent-style-name="Heading_20_2">
      <style:text-properties officeooo:rsid="001d66bd" officeooo:paragraph-rsid="001d66bd"/>
    </style:style>
    <style:style style:name="P3" style:family="paragraph" style:parent-style-name="Text_20_body">
      <style:text-properties officeooo:paragraph-rsid="001d66bd"/>
    </style:style>
    <style:style style:name="P4" style:family="paragraph" style:parent-style-name="Text_20_body" style:list-style-name="L2">
      <style:text-properties officeooo:paragraph-rsid="001d66bd"/>
    </style:style>
    <style:style style:name="T1" style:family="text">
      <style:text-properties officeooo:rsid="001d66b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ame Overview</text:h>
      <text:p text:style-name="P3">Shoot My Challengers (SMC) is a demonstration of writing a simplistic 2D game using formal game development methods. This document is the first step in the formal methods. Others include Project Plan, Game Architecture Document, Game Implementation Document, System Test Plan, Alpha Test Plan, Beta Test Plan, Game Development Notes, Project Notes, Release Notes, Standards and Conventions, and the GitHub repository to which this GDD is attached.</text:p>
      <text:p text:style-name="P3">We use Godot 4 for the game engine. Therefore, this document will use references to Godot 4 components.</text:p>
      <text:p text:style-name="P3">The game is set in a medieval dungeon. The main player character (Hero) explores the dungeon, encounters challengers, defeats challengers, increases the score, collects items and power-ups. The whole goal is to kill enemies, collect items, and defeat all the level bosses.</text:p>
      <text:p text:style-name="P3">The game has multiple levels (5 at this time). Each level has a 'boss'. Player must defeat the boss before moving to the next level. Player collects items and power-ups by moving to their location and colliding with them.</text:p>
      <text:p text:style-name="P3">Winning the game is simply killing the boss on the last level. If the Hero dies, then the player loses.</text:p>
      <text:p text:style-name="P3">The visual style is that of a retro 8-bit game. While the graphics are more refined than 8-bits, the overall feel of the game is retro.</text:p>
      <text:h text:style-name="P2" text:outline-level="2">Intended Audience</text:h>
      <text:list text:style-name="L2">
        <text:list-item>
          <text:p text:style-name="P4">Experienced Game Player<text:span text:style-name="T1">s</text:span></text:p>
        </text:list-item>
        <text:list-item>
          <text:p text:style-name="P4">Game Developers at any level</text:p>
        </text:list-item>
        <text:list-item>
          <text:p text:style-name="P4">Graphics Artists</text:p>
        </text:list-item>
        <text:list-item>
          <text:p text:style-name="P4">Story Writers</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0:42:31.754178374</meta:creation-date>
    <dc:date>2023-11-16T10:47:41.304120966</dc:date>
    <meta:editing-duration>PT5M9S</meta:editing-duration>
    <meta:editing-cycles>2</meta:editing-cycles>
    <meta:generator>LibreOffice/7.6.2.1$Linux_X86_64 LibreOffice_project/60$Build-1</meta:generator>
    <meta:document-statistic meta:table-count="0" meta:image-count="0" meta:object-count="0" meta:page-count="1" meta:paragraph-count="12" meta:word-count="232" meta:character-count="1396" meta:non-whitespace-character-count="1180"/>
  </office:meta>
</office:document-meta>
</file>